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0.9846in" fo:margin-right="0in" fo:text-indent="-0.25in" style:auto-text-indent="false"/>
    </style:style>
    <style:style style:name="P3" style:family="paragraph" style:parent-style-name="Standard" style:list-style-name="L1">
      <style:paragraph-properties fo:margin-left="0.4925in" fo:margin-right="0in" fo:text-indent="-0.25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us (implementation of the game)</text:p>
      <text:p text:style-name="Standard"/>
      <text:list xml:id="list1503929882" text:style-name="L1">
        <text:list-item>
          <text:p text:style-name="P1">Character Generation</text:p>
        </text:list-item>
        <text:list-item>
          <text:p text:style-name="P2">Playboy Millionare</text:p>
        </text:list-item>
        <text:list-item>
          <text:p text:style-name="P2">Super Model</text:p>
        </text:list-item>
        <text:list-item>
          <text:p text:style-name="P2">Scientist</text:p>
        </text:list-item>
        <text:list-item>
          <text:p text:style-name="P1">Choose Super Power </text:p>
        </text:list-item>
        <text:list-item>
          <text:p text:style-name="P2">fly</text:p>
        </text:list-item>
        <text:list-item>
          <text:p text:style-name="P2">breath fire</text:p>
        </text:list-item>
        <text:list-item>
          <text:p text:style-name="P2">super strength</text:p>
        </text:list-item>
        <text:list-item>
          <text:p text:style-name="P2">hypnotize s.o.</text:p>
        </text:list-item>
        <text:list-item>
          <text:p text:style-name="P2">read thoughts</text:p>
        </text:list-item>
        <text:list-item>
          <text:p text:style-name="P1">Mission</text:p>
        </text:list-item>
        <text:list-item>
          <text:p text:style-name="P2">accept</text:p>
        </text:list-item>
        <text:list-item>
          <text:p text:style-name="P2">deny</text:p>
        </text:list-item>
        <text:list-item>
          <text:p text:style-name="P3">aktions</text:p>
        </text:list-item>
        <text:list-item>
          <text:p text:style-name="P2">pick up s.th.</text:p>
        </text:list-item>
        <text:list-item>
          <text:p text:style-name="P2">take from s.o. / s.th.</text:p>
        </text:list-item>
        <text:list-item>
          <text:p text:style-name="P2">break s.th. </text:p>
        </text:list-item>
        <text:list-item>
          <text:p text:style-name="P2">jump</text:p>
        </text:list-item>
        <text:list-item>
          <text:p text:style-name="P2">run</text:p>
        </text:list-item>
        <text:list-item>
          <text:p text:style-name="P3">Choose wepon</text:p>
        </text:list-item>
        <text:list-item>
          <text:p text:style-name="P3">use (inventory)</text:p>
        </text:list-item>
        <text:list-item>
          <text:p text:style-name="P2">phonebook</text:p>
        </text:list-item>
        <text:list-item>
          <text:p text:style-name="P2">food</text:p>
        </text:list-item>
        <text:list-item>
          <text:p text:style-name="P2">beer</text:p>
          <text:p text:style-name="P2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6T16:12:52</meta:creation-date>
    <dc:date>2013-03-06T16:24:51</dc:date>
    <meta:editing-duration>P0D</meta:editing-duration>
    <meta:editing-cycles>1</meta:editing-cycles>
    <meta:document-statistic meta:table-count="0" meta:image-count="0" meta:object-count="0" meta:page-count="1" meta:paragraph-count="25" meta:word-count="71" meta:character-count="312" meta:non-whitespace-character-count="288"/>
    <meta:generator>LibreOffice/3.5$Linux_X86_64 LibreOffice_project/350m1$Build-2</meta:generator>
  </office:meta>
</office:document-meta>
</file>